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fc0c632"/>
    </style:style>
    <style:style style:name="P62" style:family="paragraph" style:parent-style-name="Standard">
      <style:text-properties officeooo:paragraph-rsid="0fc21b80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f4adb30"/>
    </style:style>
    <style:style style:name="P65" style:family="paragraph" style:parent-style-name="Standard">
      <style:text-properties officeooo:rsid="0dde9a1c" officeooo:paragraph-rsid="0fdb91b2"/>
    </style:style>
    <style:style style:name="P66" style:family="paragraph" style:parent-style-name="Standard">
      <style:text-properties officeooo:rsid="0dde9a1c" officeooo:paragraph-rsid="0fdc0816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8" style:family="paragraph" style:parent-style-name="Standard">
      <style:text-properties officeooo:rsid="0dde9a1c" officeooo:paragraph-rsid="10899d06"/>
    </style:style>
    <style:style style:name="P69" style:family="paragraph" style:parent-style-name="Standard">
      <style:text-properties officeooo:paragraph-rsid="0fc35f88"/>
    </style:style>
    <style:style style:name="P70" style:family="paragraph" style:parent-style-name="Standard">
      <style:text-properties officeooo:paragraph-rsid="0fc8b815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0fd58c4e"/>
    </style:style>
    <style:style style:name="P89" style:family="paragraph" style:parent-style-name="Standard">
      <style:paragraph-properties fo:text-align="center" style:justify-single-word="false"/>
      <style:text-properties officeooo:paragraph-rsid="0e0bda5c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text-properties officeooo:paragraph-rsid="1018685d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Footnote">
      <style:text-properties officeooo:paragraph-rsid="106e520e"/>
    </style:style>
    <style:style style:name="P97" style:family="paragraph" style:parent-style-name="Footnote">
      <style:text-properties officeooo:paragraph-rsid="10762a52" fo:background-color="transparent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7dbf6a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officeooo:rsid="0673d7fc"/>
    </style:style>
    <style:style style:name="T27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8" style:family="text">
      <style:text-properties style:text-line-through-style="none" style:text-line-through-type="none" style:font-name="Liberation Sans" style:text-underline-style="none" officeooo:rsid="0b0f3a36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language="en" fo:country="GB" officeooo:rsid="0fed6741"/>
    </style:style>
    <style:style style:name="T284" style:family="text">
      <style:text-properties style:font-name="Liberation Mono" fo:font-size="11pt" style:font-size-asian="11pt" style:font-size-complex="11pt"/>
    </style:style>
    <style:style style:name="T285" style:family="text">
      <style:text-properties style:font-name="Liberation Mono" fo:font-size="8pt" style:font-size-asian="8pt" style:font-size-complex="8pt" loext:padding="0.049cm" loext:border="0.31pt solid #000000"/>
    </style:style>
    <style:style style:name="T28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7" style:family="text">
      <style:text-properties officeooo:rsid="102b859b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officeooo:rsid="1035cc54" style:font-weight-asian="bold" style:font-weight-complex="bold"/>
    </style:style>
    <style:style style:name="T290" style:family="text">
      <style:text-properties fo:font-weight="bold" officeooo:rsid="103b85c2" style:font-weight-asian="bold" style:font-weight-complex="bold"/>
    </style:style>
    <style:style style:name="T291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0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19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8"><text:span text:style-name="Definition"><text:span text:style-name="T217">USER</text:span></text:span><text:span text:style-name="Definition"><text:span text:style-name="T279">na</text:span></text:span><text:span text:style-name="Definition"><text:span text:style-name="T281">me</text:span></text:span><text:span text:style-name="T216"><text:tab/><text:tab/><text:tab/> </text:span><text:span text:style-name="T216"><draw:control text:anchor-type="as-char" svg:y="-0.4cm" draw:z-index="20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79">COMPUTERNA</text:span></text:span><text:span text:style-name="Definition"><text:span text:style-name="T281">me</text:span></text:span><text:span text:style-name="T236"><text:tab/> </text:span><text:span text:style-name="T279"><draw:control text:anchor-type="as-char" svg:y="-0.4cm" draw:z-index="21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79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2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8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3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3">New installation?</text:span><text:span text:style-name="T275"><text:tab/></text:span><text:span text:style-name="T276"></text:span><text:span text:style-name="T277"><text:tab/>Start at chapter </text:span><text:span text:style-name="T274"><text:bookmark-ref text:reference-format="page" text:ref-name="__RefNumPara__4009_12717081281">2</text:bookmark-ref></text:span><text:span text:style-name="T274"><text:s text:c="2"/></text:span><text:span text:style-name="T274"><text:bookmark-ref text:reference-format="text" text:ref-name="__RefNumPara__4009_12717081281">Perform installation</text:bookmark-ref></text:span><text:span text:style-name="T278">.</text:span></text:p>
      <text:p text:style-name="P55"/>
      <text:p text:style-name="P57"><text:span text:style-name="Strong_20_Emphasis"><text:span text:style-name="T33"/></text:span></text:p>
      <text:list xml:id="list301568499" text:style-name="L1">
        <text:list-item>
          <text:p text:style-name="P102"><text:bookmark-start text:name="__RefNumPara__4083_1271708128"/>Prepar<text:span text:style-name="T287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0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13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6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4" office:value-type="string">
            <text:p text:style-name="P92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2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6" office:value-type="string">
            <text:p text:style-name="P76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7" office:value-type="string">
            <text:p text:style-name="P7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8" office:value-type="string">
            <text:p text:style-name="P76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14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9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2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69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95558060768744" text:continue-numbering="true" text:style-name="L1">
        <text:list-item>
          <text:p text:style-name="P101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5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3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8">Boot the computer from</text:span><text:span text:style-name="T190"><text:note text:id="ftn5" text:note-class="footnote"><text:note-citation>1</text:note-citation><text:note-body><text:p text:style-name="P97"><text:span text:style-name="T120">Boot menu/Setup via one of the </text:span><text:span text:style-name="T121">f</text:span><text:span text:style-name="T120">requently used keys:</text:span> <text:span text:style-name="T286">Esc</text:span><text:span text:style-name="T279">, </text:span><text:span text:style-name="T286">Delete</text:span><text:span text:style-name="T279">, </text:span><text:span text:style-name="T286">F1</text:span><text:span text:style-name="T279">, </text:span><text:span text:style-name="T286">F2</text:span><text:span text:style-name="T279">, </text:span><text:span text:style-name="T286">F9</text:span><text:span text:style-name="T279">, </text:span><text:span text:style-name="T286">F10</text:span><text:span text:style-name="T279">, </text:span><text:span text:style-name="T286">F11</text:span><text:span text:style-name="T279">, </text:span><text:span text:style-name="T283">or </text:span><text:span text:style-name="T286">F12</text:span><text:span text:style-name="T279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6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73"><draw:control text:anchor-type="as-char" draw:z-index="15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3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3"><draw:control text:anchor-type="as-char" draw:z-index="8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7" office:value-type="string">
            <text:p text:style-name="P95">When prompted for a password, type '<text:span text:style-name="T284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91"><text:span text:style-name="Strong_20_Emphasis"><text:span text:style-name="T107"><draw:control text:anchor-type="as-char" draw:z-index="18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3">At <text:span text:style-name="T288">Location</text:span>: 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0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1">At</text:span> <text:span text:style-name="T288">Regio</text:span><text:span text:style-name="T290">n</text:span> <text:span text:style-name="T291">choose</text:span> <text:span text:style-name="T288">Europ</text:span><text:span text:style-name="T289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3"><draw:control text:anchor-type="as-char" draw:z-index="3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0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5" office:value-type="string">
            <text:p text:style-name="P78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95558656586853" text:continue-numbering="true" text:style-name="L1">
        <text:list-item>
          <text:p text:style-name="P104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3"><draw:control text:anchor-type="as-char" draw:z-index="4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6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4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79"><text:span text:style-name="Strong_20_Emphasis"><text:span text:style-name="T73"><draw:control text:anchor-type="as-char" draw:z-index="25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2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2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6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73"><draw:control text:anchor-type="as-char" draw:z-index="7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2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9" office:value-type="string">
            <text:p text:style-name="P92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6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1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2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3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3"><draw:control text:anchor-type="as-char" draw:z-index="5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2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7" office:value-type="string">
            <text:p text:style-name="P99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4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9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95559582465194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73"><draw:control text:anchor-type="as-char" draw:z-index="9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5"><text:span text:style-name="Strong_20_Emphasis"><text:span text:style-name="T73"><draw:control text:anchor-type="as-char" draw:z-index="11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7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0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2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2">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3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105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.</text:span></text:span></text:p>
      <text:p text:style-name="P105"><text:a xlink:type="simple" xlink:href="https://creativecommons.org/publicdomain/zero/1.0" text:style-name="Internet_20_link" text:visited-style-name="Visited_20_Internet_20_Link"><text:span text:style-name="Emphasis"><text:span text:style-name="T271">CC0 1.0 Universal</text:span></text:span></text:a><text:span text:style-name="Emphasis"><text:span text:style-name="T27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23T09:55:57.191943679">23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5:57.058403772</dc:date>
    <meta:keyword>Installatie</meta:keyword>
    <meta:keyword>Checklist</meta:keyword>
    <meta:keyword>Linux</meta:keyword>
    <meta:editing-cycles>6936</meta:editing-cycles>
    <meta:editing-duration>P12DT6H25M14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6" meta:word-count="680" meta:character-count="4197" meta:non-whitespace-character-count="3562"/>
    <meta:user-defined meta:name="Info 1"/>
    <meta:user-defined meta:name="Info 2"/>
    <meta:user-defined meta:name="Info 3"/>
    <meta:user-defined meta:name="Info 4"/>
  </office:meta>
</office:document-meta>
</file>